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79200017E99F948FA72.svm"/>
  <manifest:file-entry manifest:media-type="" manifest:full-path="Pictures/2000000700005A2C00018C612E302ED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y="0.418cm" svg:width="5.708cm" svg:height="25.095cm" draw:z-index="0"><draw:image xlink:href="Pictures/2000000700005A2C00018C612E302ED2.svm" xlink:type="simple" xlink:show="embed" xlink:actuate="onLoad"/></draw:frame><draw:frame draw:style-name="fr2" draw:name="grafik2" text:anchor-type="paragraph" svg:y="0.18cm" svg:width="5.819cm" svg:height="25.428cm" draw:z-index="1"><draw:image xlink:href="Pictures/200000070000579200017E99F948FA7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3-15T11:17:32</meta:creation-date>
    <dc:date>2007-03-15T11:25:12</dc:date>
    <meta:print-date>2007-03-15T11:23:25</meta:print-date>
    <dc:language>da-DK</dc:language>
    <meta:editing-cycles>2</meta:editing-cycles>
    <meta:editing-duration>PT7M4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0" meta:word-count="0" meta:character-count="0"/>
  </office:meta>
</office:document-meta>
</file>